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46.59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 elapsed was 499285032586ns or 499.285032586s</text:p>
          </table:table-cell>
          <table:table-cell office:value-type="float" office:value="499.285032586" calcext:value-type="float">
            <text:p>499.28503258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492257903140ns or 492.257903140s</text:p>
          </table:table-cell>
          <table:table-cell office:value-type="float" office:value="492.25790314" calcext:value-type="float">
            <text:p>492.257903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491980554829ns or 491.980554829s</text:p>
          </table:table-cell>
          <table:table-cell office:value-type="float" office:value="491.980554829" calcext:value-type="float">
            <text:p>491.98055482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509151946382ns or 509.151946382s</text:p>
          </table:table-cell>
          <table:table-cell office:value-type="float" office:value="509.151946382" calcext:value-type="float">
            <text:p>509.15194638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510584048275ns or 510.584048275s</text:p>
          </table:table-cell>
          <table:table-cell office:value-type="float" office:value="510.584048275" calcext:value-type="float">
            <text:p>510.58404827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508399715315ns or 508.399715315s</text:p>
          </table:table-cell>
          <table:table-cell office:value-type="float" office:value="508.399715315" calcext:value-type="float">
            <text:p>508.3997153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500127980395ns or 500.127980395s</text:p>
          </table:table-cell>
          <table:table-cell office:value-type="float" office:value="500.127980395" calcext:value-type="float">
            <text:p>500.1279803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499002954384ns or 499.002954384s</text:p>
          </table:table-cell>
          <table:table-cell office:value-type="float" office:value="499.002954384" calcext:value-type="float">
            <text:p>499.00295438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500678985370ns or 500.678985370s</text:p>
          </table:table-cell>
          <table:table-cell office:value-type="float" office:value="500.67898537" calcext:value-type="float">
            <text:p>500.6789853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496313190594ns or 496.313190594s</text:p>
          </table:table-cell>
          <table:table-cell office:value-type="float" office:value="496.313190594" calcext:value-type="float">
            <text:p>496.3131905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ean Value</text:p>
          </table:table-cell>
          <table:table-cell table:formula="of:=AVERAGE([.B1:.B10])" office:value-type="float" office:value="500.778231127" calcext:value-type="float">
            <text:p>500.778231127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55:59.851658205</meta:creation-date>
    <dc:date>2019-04-23T17:20:15.001419370</dc:date>
    <meta:editing-duration>PT24M14S</meta:editing-duration>
    <meta:editing-cycles>5</meta:editing-cycles>
    <meta:generator>LibreOffice/6.2.2.2$Linux_X86_64 LibreOffice_project/5daaa0e719eb4f073b63de04e0910785ad81fe7a</meta:generator>
    <meta:document-statistic meta:table-count="1" meta:cell-count="33" meta:object-count="0"/>
  </office:meta>
</office:document-meta>
</file>